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04H14M25.566050999S" calcext:value-type="time">
            <text:p>1304:1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5H18M18.271S" calcext:value-type="time">
            <text:p>05:18</text:p>
          </table:table-cell>
          <table:table-cell table:style-name="ce24"/>
          <table:table-cell table:style-name="ce30" office:value-type="string" calcext:value-type="string">
            <text:p>Hand mirrors cleanup &amp; rotation/bbox helper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0H19M02.349S" calcext:value-type="time">
            <text:p>30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07:51:31.8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3T13:05:10.957000000</dc:date>
    <meta:editing-duration>P57DT18H2M48S</meta:editing-duration>
    <meta:editing-cycles>1522</meta:editing-cycles>
    <meta:generator>LibreOffice/7.2.6.2$Windows_X86_64 LibreOffice_project/b0ec3a565991f7569a5a7f5d24fed7f52653d754</meta:generator>
    <dc:creator>Benjamin Laws</dc:creator>
    <meta:document-statistic meta:table-count="2" meta:cell-count="1851" meta:object-count="0"/>
  </office:meta>
</office:document-meta>
</file>